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dResourceTests.equalsWithSam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Tests.equalsWithSame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Tests.equalsWithEncodingAnd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Tests.equalsWithNullOthe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Tests.equalsWithDifferen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Tests.equalsWithDiffer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